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10000007D4F903ADCA0CB42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draw:stroke="solid" svg:stroke-width="0.001cm" svg:stroke-color="#000000" svg:stroke-opacity="75%" draw:stroke-linejoin="bevel" draw:fill="solid" draw:fill-color="#ffff00" draw:opacity="75%"/>
    </style:style>
    <style:style style:name="gr2" style:family="graphic" style:parent-style-name="standard">
      <style:graphic-properties draw:stroke="solid" svg:stroke-width="0cm" svg:stroke-color="#f4f4f4" svg:stroke-opacity="11%" draw:stroke-linejoin="bevel" draw:fill="none"/>
    </style:style>
    <style:style style:name="gr3" style:family="graphic" style:parent-style-name="standard">
      <style:graphic-properties draw:stroke="solid" svg:stroke-width="0cm" svg:stroke-color="#ffffff" svg:stroke-opacity="75%" draw:stroke-linejoin="bevel" draw:fill="solid" draw:fill-color="#ffffff" draw:opacity="75%"/>
    </style:style>
    <style:style style:name="gr4" style:family="graphic" style:parent-style-name="standard">
      <style:graphic-properties draw:stroke="solid" svg:stroke-width="0.062cm" svg:stroke-color="#3d89f8" svg:stroke-opacity="90%" draw:stroke-linejoin="round" draw:fill="solid" draw:fill-color="#000000" draw:opacity="76%" fo:padding-top="0.156cm" fo:padding-bottom="0.156cm" fo:padding-left="0.281cm" fo:padding-right="0.281cm"/>
    </style:style>
    <style:style style:name="gr5" style:family="graphic" style:parent-style-name="standard">
      <style:graphic-properties draw:stroke="solid" svg:stroke-width="0.015cm" svg:stroke-color="#987f00" svg:stroke-opacity="45%" draw:stroke-linejoin="round" draw:fill="solid" draw:fill-color="#feb101" draw:opacity="86%" fo:padding-top="0.132cm" fo:padding-bottom="0.132cm" fo:padding-left="0.257cm" fo:padding-right="0.257cm"/>
    </style:style>
    <style:style style:name="gr6" style:family="graphic" style:parent-style-name="standard">
      <style:graphic-properties draw:stroke="solid" svg:stroke-width="0.015cm" svg:stroke-color="#987f00" svg:stroke-opacity="45%" draw:stroke-linejoin="round" draw:fill="solid" draw:fill-color="#eee1e1" draw:opacity="86%" fo:padding-top="0.132cm" fo:padding-bottom="0.132cm" fo:padding-left="0.257cm" fo:padding-right="0.257cm"/>
    </style:style>
    <style:style style:name="gr7" style:family="graphic" style:parent-style-name="standard">
      <style:graphic-properties draw:stroke="solid" svg:stroke-width="0.133cm" svg:stroke-color="#000000" svg:stroke-opacity="0%" draw:stroke-linejoin="miter" draw:fill="none" fo:padding-top="0.191cm" fo:padding-bottom="0.191cm" fo:padding-left="0.316cm" fo:padding-right="0.316cm"/>
    </style:style>
    <style:style style:name="gr8" style:family="graphic" style:parent-style-name="standard">
      <style:graphic-properties draw:stroke="solid" svg:stroke-width="0.133cm" svg:stroke-color="#ffffff" svg:stroke-opacity="0%" draw:stroke-linejoin="miter" draw:fill="none" fo:padding-top="0.191cm" fo:padding-bottom="0.191cm" fo:padding-left="0.316cm" fo:padding-right="0.316cm"/>
    </style:style>
    <style:style style:name="gr9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5cm" svg:stroke-color="#f4f4f4" svg:stroke-opacity="14%" draw:stroke-linejoin="miter" draw:fill="solid" draw:fill-color="#0572ff" draw:opacity="51%" fo:padding-top="0.15cm" fo:padding-bottom="0.15cm" fo:padding-left="0.275cm" fo:padding-right="0.275cm"/>
    </style:style>
    <style:style style:name="P1" style:family="paragraph">
      <loext:graphic-properties draw:fill="solid" draw:fill-color="#ffff00" draw:opacity="75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 draw:opacity="75%"/>
    </style:style>
    <style:style style:name="P4" style:family="paragraph">
      <loext:graphic-properties draw:fill="solid" draw:fill-color="#000000" draw:opacity="76%"/>
    </style:style>
    <style:style style:name="P5" style:family="paragraph">
      <loext:graphic-properties draw:fill="solid" draw:fill-color="#feb101" draw:opacity="86%"/>
    </style:style>
    <style:style style:name="P6" style:family="paragraph">
      <loext:graphic-properties draw:fill="solid" draw:fill-color="#eee1e1" draw:opacity="86%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572ff" draw:opacity="51%"/>
    </style:style>
  </office:automatic-styles>
  <office:body>
    <office:drawing>
      <draw:page draw:name="page1" draw:style-name="dp1" draw:master-page-name="Default">
        <draw:path draw:style-name="gr1" draw:text-style-name="P1" draw:layer="layout" svg:width="0.803cm" svg:height="0.76cm" svg:x="5.137cm" svg:y="0.915cm" svg:viewBox="0 0 804 761" svg:d="M160 739c0-12 9-72 21-133l21-111-101-102-101-101 136-18 136-19 66-127 65-128 66 128 66 127 134 20 135 20-100 100-100 100 22 128c12 71 19 131 15 135-3 3-59-22-124-56l-117-62-112 61c-61 33-115 60-120 60-4 0-8-9-8-22zM483 614c46 23 84 38 84 33 0-4-6-46-14-93l-15-84 62-63c34-35 57-66 51-70-6-3-42-11-79-16-76-10-92-24-138-115l-32-63-37 75c-20 42-28 68-17 59s27-34 36-56l17-40 36 59c45 71 53 77 137 94l65 14-57 62-57 62 13 72c14 85 9 88-81 44l-59-29-66 36c-36 20-68 31-71 25-4-5-1-42 6-81l13-71-61-62-61-62 73-9c40-5 76-14 79-19 5-9-150 11-163 21-3 2 23 33 57 68l63 64-14 76c-22 119-23 118 66 70l79-42z">
          <text:p/>
        </draw:path>
        <draw:path draw:style-name="gr2" draw:text-style-name="P2" draw:layer="layout" svg:width="4.12cm" svg:height="0.887cm" svg:x="0.256cm" svg:y="7.878cm" svg:viewBox="0 0 4121 888" svg:d="M13 629c0-217 2-262 10-278 14-27 12-64-7-142s-21-133-7-161c10-20 54-48 75-48 7 0 33 17 58 37 172 142 437 265 793 368 146 42 205 57 508 124 280 62 410 87 652 128 589 99 1245 170 1934 209l92 5-66 5c-36 3-960 7-2054 9l-1988 3z">
          <text:p/>
        </draw:path>
        <draw:path draw:style-name="gr3" draw:text-style-name="P3" draw:layer="layout" svg:width="0.002cm" svg:height="0.026cm" svg:x="10.734cm" svg:y="8.264cm" svg:viewBox="0 0 3 27" svg:d="M0 14c0-13 1-17 2-11s1 16 0 22-2 1-2-11z">
          <text:p/>
        </draw:path>
        <draw:path draw:style-name="gr1" draw:text-style-name="P1" draw:layer="layout" svg:width="0.517cm" svg:height="0.521cm" svg:x="4.039cm" svg:y="1.301cm" svg:viewBox="0 0 518 522" svg:d="M103 507c0-9 6-50 13-92l14-76-65-69-65-70 87-12 88-13 42-88 43-87 42 87 42 88 87 13 87 14-65 69-65 68 15 88c7 48 12 90 10 92-3 3-39-15-80-38l-76-42-72 41c-39 23-74 42-77 42s-5-7-5-15zM311 421c30 16 54 26 54 23 0-4-4-32-9-64l-10-58 40-43c22-24 37-45 33-48-4-2-27-7-51-11-49-7-59-16-89-79l-20-43-24 51c-13 29-18 47-11 41s17-24 23-39l11-27 23 40c29 49 35 53 88 65l42 9-36 43-37 42 8 50c9 58 6 60-52 30l-38-20-42 25c-23 13-44 21-46 17-3-4-1-29 4-55l8-49-39-43-40-42 47-7c26-3 49-9 51-12 4-6-96 7-104 14-2 1 14 22 36 46l41 44-9 53c-14 81-15 80 42 48l51-30z">
          <text:p/>
        </draw:path>
        <draw:path draw:style-name="gr1" draw:text-style-name="P1" draw:layer="layout" svg:width="0.517cm" svg:height="0.521cm" svg:x="6.542cm" svg:y="1.272cm" svg:viewBox="0 0 518 522" svg:d="M103 507c0-9 6-50 13-92l14-76-65-69-65-70 87-12 88-13 42-88 43-87 42 87 42 88 87 13 87 14-65 69-65 68 15 88c7 48 12 90 10 92-3 3-39-15-80-38l-76-42-72 41c-39 23-74 42-77 42s-5-7-5-15zM311 421c30 16 54 26 54 23 0-4-4-32-9-64l-10-58 40-43c22-24 37-45 33-48-4-2-27-7-51-11-49-7-59-16-89-79l-20-43-24 51c-13 29-18 47-11 41s17-24 23-39l11-27 23 40c29 49 35 53 88 65l42 9-36 43-37 42 8 50c9 58 6 60-52 30l-38-20-42 25c-23 13-44 21-46 17-3-4-1-29 4-55l8-49-39-43-40-42 47-7c26-3 49-9 51-12 4-6-96 7-104 14-2 1 14 22 36 46l41 44-9 53c-14 81-15 80 42 48l51-30z">
          <text:p/>
        </draw:path>
        <draw:path draw:style-name="gr1" draw:text-style-name="P1" draw:layer="layout" svg:width="0.517cm" svg:height="0.521cm" svg:x="2.161cm" svg:y="2.227cm" svg:viewBox="0 0 518 522" svg:d="M103 507c0-9 6-50 13-92l14-76-65-69-65-70 87-12 88-13 42-88 43-87 42 87 42 88 87 13 87 14-65 69-65 68 15 88c7 48 12 90 10 92-3 3-39-15-80-38l-76-42-72 41c-39 23-74 42-77 42s-5-7-5-15zM311 421c30 16 54 26 54 23 0-4-4-32-9-64l-10-58 40-43c22-24 37-45 33-48-4-2-27-7-51-11-49-7-59-16-89-79l-20-43-24 51c-13 29-18 47-11 41s17-24 23-39l11-27 23 40c29 49 35 53 88 65l42 9-36 43-37 42 8 50c9 58 6 60-52 30l-38-20-42 25c-23 13-44 21-46 17-3-4-1-29 4-55l8-49-39-43-40-42 47-7c26-3 49-9 51-12 4-6-96 7-104 14-2 1 14 22 36 46l41 44-9 53c-14 81-15 80 42 48l51-30z">
          <text:p/>
        </draw:path>
        <draw:path draw:style-name="gr1" draw:text-style-name="P1" draw:layer="layout" svg:width="0.517cm" svg:height="0.521cm" svg:x="8.473cm" svg:y="2.128cm" svg:viewBox="0 0 518 522" svg:d="M103 507c0-9 6-50 13-92l14-76-65-69-65-70 87-12 88-13 42-88 43-87 42 87 42 88 87 13 87 14-65 69-65 68 15 88c7 48 12 90 10 92-3 3-39-15-80-38l-76-42-72 41c-39 23-74 42-77 42s-5-7-5-15zM311 421c30 16 54 26 54 23 0-4-4-32-9-64l-10-58 40-43c22-24 37-45 33-48-4-2-27-7-51-11-49-7-59-16-89-79l-20-43-24 51c-13 29-18 47-11 41s17-24 23-39l11-27 23 40c29 49 35 53 88 65l42 9-36 43-37 42 8 50c9 58 6 60-52 30l-38-20-42 25c-23 13-44 21-46 17-3-4-1-29 4-55l8-49-39-43-40-42 47-7c26-3 49-9 51-12 4-6-96 7-104 14-2 1 14 22 36 46l41 44-9 53c-14 81-15 80 42 48l51-30z">
          <text:p/>
        </draw:path>
        <draw:path draw:style-name="gr1" draw:text-style-name="P1" draw:layer="layout" svg:width="0.517cm" svg:height="0.521cm" svg:x="3.076cm" svg:y="1.614cm" svg:viewBox="0 0 518 522" svg:d="M103 507c0-9 6-50 13-92l14-76-65-69-65-70 87-12 88-13 42-88 43-87 42 87 42 88 87 13 87 14-65 69-65 68 15 88c7 48 12 90 10 92-3 3-39-15-80-38l-76-42-72 41c-39 23-74 42-77 42s-5-7-5-15zM311 421c30 16 54 26 54 23 0-4-4-32-9-64l-10-58 40-43c22-24 37-45 33-48-4-2-27-7-51-11-49-7-59-16-89-79l-20-43-24 51c-13 29-18 47-11 41s17-24 23-39l11-27 23 40c29 49 35 53 88 65l42 9-36 43-37 42 8 50c9 58 6 60-52 30l-38-20-42 25c-23 13-44 21-46 17-3-4-1-29 4-55l8-49-39-43-40-42 47-7c26-3 49-9 51-12 4-6-96 7-104 14-2 1 14 22 36 46l41 44-9 53c-14 81-15 80 42 48l51-30z">
          <text:p/>
        </draw:path>
        <draw:path draw:style-name="gr1" draw:text-style-name="P1" draw:layer="layout" svg:width="0.517cm" svg:height="0.521cm" svg:x="7.554cm" svg:y="1.585cm" svg:viewBox="0 0 518 522" svg:d="M103 507c0-9 6-50 13-92l14-76-65-69-65-70 87-12 88-13 42-88 43-87 42 87 42 88 87 13 87 14-65 69-65 68 15 88c7 48 12 90 10 92-3 3-39-15-80-38l-76-42-72 41c-39 23-74 42-77 42s-5-7-5-15zM311 421c30 16 54 26 54 23 0-4-4-32-9-64l-10-58 40-43c22-24 37-45 33-48-4-2-27-7-51-11-49-7-59-16-89-79l-20-43-24 51c-13 29-18 47-11 41s17-24 23-39l11-27 23 40c29 49 35 53 88 65l42 9-36 43-37 42 8 50c9 58 6 60-52 30l-38-20-42 25c-23 13-44 21-46 17-3-4-1-29 4-55l8-49-39-43-40-42 47-7c26-3 49-9 51-12 4-6-96 7-104 14-2 1 14 22 36 46l41 44-9 53c-14 81-15 80 42 48l51-30z">
          <text:p/>
        </draw:path>
        <draw:path draw:style-name="gr4" draw:text-style-name="P4" draw:layer="layout" svg:width="3.219cm" svg:height="0.877cm" svg:x="3.982cm" svg:y="4.946cm" svg:viewBox="0 0 3220 878" svg:d="M3220 0c-165 144-332 247-551 342-341 148-675 215-1069 216-393-1-726-68-1067-216-210-91-372-190-533-327 37 81 77 147 134 221 157 205 352 352 623 470s537 172 849 172c313 0 579-54 850-172s466-265 623-470c60-79 102-150 141-236z">
          <text:p/>
        </draw:path>
        <draw:path draw:style-name="gr5" draw:text-style-name="P5" draw:layer="layout" svg:width="0.88cm" svg:height="0.88cm" svg:x="2.407cm" svg:y="4.032cm" svg:viewBox="0 0 881 881" svg:d="M881 440c0 82-18 151-59 221s-91 120-161 161-139 59-221 59c-81 0-150-18-220-59s-120-91-161-161-59-139-59-221c0-81 18-150 59-220s91-120 161-161 139-59 220-59c82 0 151 18 221 59s120 91 161 161 59 139 59 220z">
          <text:p/>
        </draw:path>
        <draw:path draw:style-name="gr6" draw:text-style-name="P6" draw:layer="layout" svg:width="0.88cm" svg:height="0.88cm" svg:x="7.811cm" svg:y="4.032cm" svg:viewBox="0 0 881 881" svg:d="M881 440c0 82-18 151-59 221s-91 120-161 161-139 59-221 59c-81 0-150-18-220-59s-120-91-161-161-59-139-59-221c0-81 18-150 59-220s91-120 161-161 139-59 220-59c82 0 151 18 221 59s120 91 161 161 59 139 59 220z">
          <text:p/>
        </draw:path>
        <draw:path draw:style-name="gr7" draw:text-style-name="P2" draw:layer="layout" svg:width="5.333cm" svg:height="1.067cm" svg:x="-7.82cm" svg:y="-1.967cm" svg:viewBox="0 0 5334 1068" svg:d="M0 534c0 98 112 182 357 267 246 85 551 146 977 195 425 49 842 72 1333 72s909-23 1334-72 730-110 976-195 357-169 357-267-111-182-357-267-551-146-976-195c-425-50-843-72-1334-72s-908 22-1333 72c-426 49-731 110-977 195-245 85-357 169-357 267z">
          <text:p/>
        </draw:path>
        <draw:path draw:style-name="gr8" draw:text-style-name="P2" draw:layer="layout" svg:width="5.333cm" svg:height="1.067cm" svg:x="-13.153cm" svg:y="-1.967cm" svg:viewBox="0 0 5334 1068" svg:d="M5334 534c0-98-111-182-357-267s-551-146-976-195c-425-50-843-72-1334-72s-908 22-1333 72c-426 49-731 110-977 195-245 85-357 169-357 267s112 182 357 267c246 85 551 146 977 195 425 49 842 72 1333 72s909-23 1334-72 730-110 976-195 357-169 357-267z">
          <text:p/>
        </draw:path>
        <draw:frame draw:style-name="gr9" draw:text-style-name="P2" draw:layer="layout" svg:width="0.002cm" svg:height="0.937cm" svg:x="0.683cm" svg:y="9.331cm">
          <draw:text-box>
            <text:p/>
          </draw:text-box>
        </draw:frame>
        <draw:frame draw:style-name="gr9" draw:text-style-name="P2" draw:layer="layout" svg:width="0.002cm" svg:height="0.937cm" svg:x="0.655cm" svg:y="9.415cm">
          <draw:text-box>
            <text:p/>
          </draw:text-box>
        </draw:frame>
        <draw:frame draw:style-name="gr10" draw:text-style-name="P7" draw:layer="layout" svg:width="10.414cm" svg:height="2.721cm" svg:x="0.254cm" svg:y="5.996cm">
          <draw:image xlink:href="Pictures/10000201000001A10000007D4F903ADCA0CB427B.png" xlink:type="simple" xlink:show="embed" xlink:actuate="onLoad">
            <text:p/>
          </draw:image>
        </draw:frame>
        <draw:path draw:style-name="gr11" draw:text-style-name="P8" draw:layer="layout" svg:width="10.434cm" svg:height="7.023cm" svg:x="0.213cm" svg:y="1.655cm" svg:viewBox="0 0 10435 7024" svg:d="M0 6001c250-1931 1018-3924 2611-5136 1821-1295 4593-1143 6153 501 1150 1247 1601 2976 1671 4635-573 742-1584 790-2439 900-2281 204-4599 177-6853-255-427-103-881-268-1143-64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936cm" fo:page-height="10.9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24T19:24:03.934709893</dc:date>
    <meta:editing-duration>PT21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